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e4b2" officeooo:paragraph-rsid="0000e4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g 298</text:p>
      <text:p text:style-name="P1"/>
      <text:p text:style-name="P1">ACKNOWLEDGMENTS THIS BOOK WAS SEVEN YEARS IN THE MAKING WITH SIX FAILED ATTEMPTS ALONG the way before being introduced to the first, and only, writer who truly understood my passion and captured my voice. I want to thank Adam Skolnick for the countless hours spent learning everything about me and my fucked-up life to help pull together all the pieces and bring my story to life in print. Words can’t express how proud I am of the truthfulness, vulnerability, and raw candor of this book. Jennifer Kish, I do not have the words. A lot of people say that, but it is the truth. Only you truly know how hard this process was for me to pull off, and without you by my side there would be no book at all. It is because of you I was able to take time off of writing to go fight fires while you took care of all the business behind the book. Knowing I had “Kish” in my corner enabled me to make the very ballsy decision to self-publish! It’s because of your work ethic that I had the confidence to turn down a substantial book advance—knowing that you alone can shoulder what an entire publishing house can do! All I can say is thank you and I love you. My mom, Jackie Gardner, we have had a hard, fucked-up life. One that we can both be proud of because there are many times we have been knocked flat on our asses with no one around to pick us up. Somehow we found a way to always get the fuck up. I know there were many times when you were concerned for me and wanted me to stop, thank you for never acting upon your feelings as it allowed me to find more of me. For most people, this is not how you would talk to your mother as a thank you, but only you know how powerful this message truly is. Stay hard; love you, Mom. My brother, Trunnis. Our lives and the way we grew up at times made us enemies, but when the shit hit the fan, we were there for one another. At the end of the day, that is true brotherhood to me. Much appreciation and thanks to the following people who allowed Adam and I to interview them for this book. Your recollection of the events helped me create an accurate and true depiction of my life and how these particular events unfolded. My cousin, Damien, while you were always the favorite growing up, I had some of my better times in life hanging out with you just doing stupid shit. Johnny Nichols, our friendship while growing up in Brazil was the only positive thing I had at times. Not many people know the darkness that I experienced as a kid like you do. Thanks for being there when I truly needed you most. Kirk Freeman, I want to thank you for your honesty. You were one of the few people who were willing to tell the painful truth about some of my challenges in Brazil, and for that I will forever be grateful. Scott Gearen, to this day, you will never know how much your story and you just being you helped me at a time in my life where darkness was all I could see. You have no idea the impact you had on a fourteen-year-old kid. It’s a true saying, you never know who is watching you. I happened to be watching you that day at PJOC school. Grateful for your friendship after all these years. Victor Peña, I have many stories to tell, but the one thing I will say is that you were always there through thick and thin and always gave everything you had. For that, mad respect, brother. Steven Schaljo, if it weren’t for you, there might not even be a book. You were the best recruiter in the Navy. Thanks again for believing in me. Kenny Bigbee, thanks for being the other “Black guy” at BUD/S. Your sense of humor was always right on time. Stay hard, brother. To the white David Goggins, Bill Brown, your willingness to go the distance in the hardest of times made me better in the hardest of times. Last time I saw you, we were on a mission in Iraq, I was manning a .50 cal and you were manning an M60. Hope to see you stateside in the near future! Drew Sheets, thank you for having the courage to be in the front of the boat with me in my third Hell Week. Very few know how heavy that shit is! Who would ever think that a redneck and a black guy would become so tight? It’s true what they say, opposites attract! Shawn Dobbs, it takes a lot of courage to do what you did in this book. I put myself out there to the reader, but you didn’t have to! All I can say is thank you for allowing me to share part of your story. It will change lives! Brent Gleeson, one of the few guys I know where “the first time, every time” truly applies. Very few will even know what this means. Stay hard, Brent! SBG, you were one of the first SEALs I ever met and you set the bar high. Thank you for pushing me in all three of my BUD/S classes and for the quick heart rate monitoring training class! Dana De <text:soft-page-break/>Coster, to the best swim buddy a guy could ever have. Your leadership during my first platoon was second to none! Sledge, all I can say is that iron definitely sharpens iron! Thanks for being one of the few guys who got after it with me every fucking day and was willing to go against the grain and be misunderstood in your quest to get better. Morgan Luttrell, 2-5! We will always be connected from our moment in Yuma. Chris Kostman, you unknowingly forced me to find a whole other level of myself. John Metz, thank you for allowing an inexperienced man into your race. It changed my life forever. Chris Roman, your professionalism and attention to detail have always amazed me. You are a big reason why I was able to get third in one of the hardest foot races on the planet. Edie Rosenthal, thank you for all of your support and the amazing work you do for the Special Operations Warrior Foundation. Admiral Ed Winters, humbled to have worked with you for so many years. Working for an Admiral definitely put pressure on me to bring my very best at all times. Thank you for your continued support. Steve (“Wiz”) Wisotzki, justice was done and I thank you for that. Hawk, when you sent me that email about “the 13 percent,” I knew we were kindred spirits. You are one of the few people in this world who understand me and my mentality without explanation. Doc Schreckengaust, thank you for putting me in for that echo. That shit just might have saved my life! T., thanks for pushing me on that ruck, brother! Continue charging. Ronald Cabarles, continue leading by example and staying hard. Class 03- 04 RLTW. Joe Hippensteel, thanks for showing me the proper ways to stretch. It’s truly changed my life! Ryan Dexter, thanks for walking with me for seventy-five miles and helping me get to 205 miles! Keith Kirby, thanks for your continued support throughout the years. Nandor Tamaska, thank you for opening your gym to me and my team for the pull-up record. Your hospitality, kindness, and support will never be forgotten. Dan Cottrell, to give without expecting anything in return is a rare find. Thank you for allowing one of my dreams to be a jumper in my forties come true! Fred Thompson, thank you for allowing me to work with your amazing team this year. I learned so much from you and your crew. Mad respect! Marc Adelman, thank you for being part of the team from day one and for your counsel at every step along the way. Way to push past your perceived limitations this year. I am proud of all of your accomplishments! BrandFire, thank you for your creative genius and the creation of davidgoggins.com. Finally, my sincere gratitude and appreciation for the amazing team at Scribe Media. From the first contact with Tucker Max to the last and every touch point in between, you and every member of your team over-delivered just as you said you would! Special thanks to the consummate professional Ellie Cole, my Publishing Manager; Zach Obront for helping create an amazing marketing plan; Hal Clifford, my editor; and Erin Tyler, the most talented cover designer I could ever imagine, who helped create the sickest book cover of all time! ABOUT THE AUTHOR DAVID GOGGINS is a retired Navy SEAL and the only member of the U.S. Armed Forces ever to complete SEAL training, U.S. Army Ranger School, and Air Force Tactical Air Controller training. Goggins has competed in more than sixty ultra-marathons, triathlons, and ultratriathlons, setting new course records and regularly placing in the top five. A former Guinness World Record holder for completing 4,030 pull-ups in seventeen hours, he’s a much-sought-after public speaker who’s shared his story with the staffs of Fortune 500 companies, professional sports teams, and hundreds of thousands of students across the count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20-07-02T18:51:29.716000000</dc:date>
    <meta:editing-duration>PT25S</meta:editing-duration>
    <meta:editing-cycles>1</meta:editing-cycles>
    <meta:document-statistic meta:table-count="0" meta:image-count="0" meta:object-count="0" meta:page-count="2" meta:paragraph-count="2" meta:word-count="1577" meta:character-count="8517" meta:non-whitespace-character-count="6942"/>
  </office:meta>
</office:document-meta>
</file>